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f8383"/>
    </style:style>
    <style:style style:name="T1" style:family="text">
      <style:text-properties officeooo:rsid="001f83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Sith Lords are concerned that their recruiting slogan, "Give In to Your Anger," isn't very effective. Darth Vader develops an alternative slogan, "Together We Can Rule the Galaxy." </text:p>
      <text:p text:style-name="Standard"/>
      <text:p text:style-name="Standard"/>
      <text:h text:style-name="Heading_20_2" text:outline-level="2"><text:bookmark text:name="the-problem"/>The problem</text:h>
      <text:p text:style-name="P1">The Sith Lords are concerned that their recruiting slogan, "Give In to Your Anger," isn't very effective. </text:p>
      <text:p text:style-name="P1"/>
      <text:h text:style-name="Heading_20_2" text:outline-level="2"><text:bookmark text:name="the-potential-solution"/>The potential solution</text:h>
      <text:p text:style-name="P1"/>
      <text:p text:style-name="P1"><text:span text:style-name="T1">D</text:span>evelop an alternative slogan, "Together We Can Rule the Galaxy." </text:p>
      <text:h text:style-name="Heading_20_2" text:outline-level="2"><text:bookmark text:name="the-method-of-testing-the-solution"/>The method of testing the solution</text:h>
      <text:p text:style-name="Text_20_body"><text:span text:style-name="T1">Get a group of 600 droids who are considering joining the dark side. Split them randomly in 2 groups of 300 each and then split those groups into 2 groups of 150 each. I will refer two them as groups A1, A2, B1 and B2. A and B signifying the first split and 1 and 2 signifying the second split. Now have Darth Vader recruit with the slogan “Give in to your anger” with group A1 and “Together we can rule the galaxy” with group A2. Also, have Emperor Palpatine do the same with group B1 and B2. If there is a 10% increase in recruitment in groups A1 and B1 compared to A2 and B2, change the recruitment slogan. If there is less than a 10% difference, remain using the “Give in to your anger” slogan. Also, if there is a significant difference (1 standard deviation) in group A or group B, pursue further research into who would be a better spokesperson (or recruiter) for the darkside. Further studies could be done by looking at droid developers or droid origins and their reaction to the slogans. For example, if droids from the Tatooine region, or droids developed by a certain developer, are more likely to join from a specific slogan, it might be worth considering different slogans for different reg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2:07:18.810678487</meta:creation-date>
    <dc:date>2018-09-04T12:22:06.348470617</dc:date>
    <meta:editing-duration>PT1M47S</meta:editing-duration>
    <meta:editing-cycles>1</meta:editing-cycles>
    <meta:document-statistic meta:table-count="0" meta:image-count="0" meta:object-count="0" meta:page-count="1" meta:paragraph-count="7" meta:word-count="288" meta:character-count="1634" meta:non-whitespace-character-count="1349"/>
    <meta:generator>LibreOffice/6.0.3.2$Linux_X86_64 LibreOffice_project/00m0$Build-2</meta:generator>
  </office:meta>
</office:document-meta>
</file>